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style>
    <style:style style:name="P12" style:family="paragraph" style:parent-style-name="OOoHeading_20_2">
      <style:paragraph-properties loext:contextual-spacing="false" fo:margin-top="0.0984in" fo:margin-bottom="0.0429in"/>
    </style:style>
    <style:style style:name="P13" style:family="paragraph" style:parent-style-name="OOoList_20_1_20_Cont.">
      <style:paragraph-properties fo:margin-top="0in" fo:margin-bottom="0.0236in"/>
    </style:style>
    <style:style style:name="P14" style:family="paragraph" style:parent-style-name="OOoList_20_1_20_Start">
      <style:paragraph-properties loext:contextual-spacing="false" fo:margin-top="0in" fo:margin-bottom="0.0236in"/>
    </style:style>
    <style:style style:name="P15" style:family="paragraph" style:parent-style-name="OOoHeading_20_1">
      <style:paragraph-properties loext:contextual-spacing="false" fo:margin-top="0.1575in" fo:margin-bottom="0.1256in"/>
    </style:style>
    <style:style style:name="P16" style:family="paragraph" style:parent-style-name="OOoHeading_20_1">
      <style:paragraph-properties fo:keep-with-next="always"/>
    </style:style>
    <style:style style:name="P17" style:family="paragraph" style:parent-style-name="OOoHeading_20_0" style:master-page-name="OOoPageStyle">
      <style:paragraph-properties style:page-number="auto"/>
    </style:style>
    <style:style style:name="T1" style:family="text">
      <style:text-properties style:font-weight-asian="bold" style:font-weight-complex="bold"/>
    </style:style>
    <style:style style:name="T2"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3"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eface</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5" text:outline-level="2">What's in this book?</text:h>
      <text:p text:style-name="P9">This book introduces the main components of Apache OpenOffice:</text:p>
      <text:list xml:id="list7463009240106286713" text:style-name="OOoBullets_20_1">
        <text:list-item>
          <text:p text:style-name="P14">Writer (word processing)</text:p>
        </text:list-item>
        <text:list-item>
          <text:p text:style-name="P13">Calc (spreadsheets)</text:p>
        </text:list-item>
        <text:list-item>
          <text:p text:style-name="P13">Impress (presentations)</text:p>
        </text:list-item>
        <text:list-item>
          <text:p text:style-name="P13">Draw (vector graphics)</text:p>
        </text:list-item>
        <text:list-item>
          <text:p text:style-name="P13">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5"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Apache OpenOffice comes with an extensive <text:alphabetical-index-mark-start text:id="IMark32205392"/>Help system<text:alphabetical-index-mark-end text:id="IMark32205392"/>.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4"><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text:a><text:a xlink:type="simple" xlink:href="http://www.openoffice.org/support/index.html" text:style-name="Internet_20_link" text:visited-style-name="Visited_20_Internet_20_Link">s</text:a><text:a xlink:type="simple" xlink:href="http://www.openoffice.org/support/index.html" text:style-name="Internet_20_link" text:visited-style-name="Visited_20_Internet_20_Link">://www.openoffice.org/support/index.html</text:a> </text:p>
      <text:p text:style-name="OOoTextBody">Users can get comprehensive online <text:alphabetical-index-mark-start text:id="IMark32205440"/>support<text:alphabetical-index-mark-end text:id="IMark32205440"/> from the community through the mailing list at <text:a xlink:type="simple" xlink:href="mailto:users@openoffice.apache.org" text:style-name="Internet_20_link" text:visited-style-name="Visited_20_Internet_20_Link">users@openoffice.apache.org</text:a> and the Apache OpenOffice Community Forum at <text:a xlink:type="simple" xlink:href="https://forum.openoffice.org/en/forum/" text:style-name="Internet_20_link" text:visited-style-name="Visited_20_Internet_20_Link">https://forum.openoffice.org/en/forum/</text:a>. The forum requires a subscription before questions can be posted, though they can be viewed by anyone. The subscription is need to control spamming and is not used for any other purpose.</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 Some pictures will therefore not look exactly like what you see on your computer.</text:p>
      <text:h text:style-name="P16" text:outline-level="2">What are all these things called?</text:h>
      <text:p text:style-name="P7">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 window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11"><text:span text:style-name="OOoMenuPath"><text:span text:style-name="T2">Tools &gt; Options</text:span></text:span><text:span text:style-name="T3"> </text:span>menu selection</text:p>
          </table:table-cell>
          <table:table-cell table:style-name="Table1.A2" office:value-type="string">
            <text:p text:style-name="P10"><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10"><text:span text:style-name="OOoKeystroke">Ctrl (Control)</text:span></text:p>
          </table:table-cell>
          <table:table-cell table:style-name="Table1.A2" office:value-type="string">
            <text:p text:style-name="P11"><text:span text:style-name="T4">z</text:span><text:span text:style-name="T3">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10"><text:span text:style-name="OOoKeystroke">F11</text:span></text:p>
          </table:table-cell>
          <table:table-cell table:style-name="Table1.A2" office:value-type="string">
            <text:p text:style-name="P11"><text:span text:style-name="T4">z</text:span><text:span text:style-name="T3">+</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3-25T11:30:08.58</dc:date>
    <dc:creator>f c</dc:creator>
    <meta:editing-duration>PT4H22S</meta:editing-duration>
    <meta:editing-cycles>13</meta:editing-cycles>
    <meta:generator>OpenOffice/4.1.9$Win32 OpenOffice.org_project/419m1$Build-9805</meta:generator>
    <meta:document-statistic meta:table-count="1" meta:image-count="1" meta:object-count="0" meta:page-count="3" meta:paragraph-count="54" meta:word-count="772" meta:character-count="4455"/>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